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1264in" table:align="left"/>
    </style:style>
    <style:style style:name="Table1.A" style:family="table-column">
      <style:table-column-properties style:column-width="1.5354in"/>
    </style:style>
    <style:style style:name="Table1.B" style:family="table-column">
      <style:table-column-properties style:column-width="1.2889in"/>
    </style:style>
    <style:style style:name="Table1.C" style:family="table-column">
      <style:table-column-properties style:column-width="1.3021in"/>
    </style:style>
    <style:style style:name="Table1.A1" style:family="table-cell">
      <style:table-cell-properties style:vertical-align="middle" fo:padding="0.0194in" fo:border="none"/>
    </style:style>
    <style:style style:name="P1" style:family="paragraph" style:parent-style-name="Heading_20_1">
      <style:paragraph-properties fo:margin-top="0in" fo:margin-bottom="0.0972in" style:contextual-spacing="false" fo:line-height="115%"/>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eer Roadmap in VLSI: Skills, Roles, and Salary Trends in 2025</text:h>
      <text:p text:style-name="Text_20_body"/>
      <text:p text:style-name="Text_20_body">In 2025, the demand for skilled VLSI (Very-Large-Scale Integration) professionals continues to surge, driven by explosive growth in AI chips, 5G hardware, IoT devices, and automotive semiconductors. For electronics and electrical engineers, VLSI offers one of the most stable, lucrative, and intellectually rewarding career paths. But how do you navigate this complex and ever-evolving industry?</text:p>
      <text:p text:style-name="Text_20_body">This blog offers a <text:span text:style-name="Strong_20_Emphasis">complete career roadmap in VLSI</text:span>, covering <text:span text:style-name="Strong_20_Emphasis">essential skills</text:span>, <text:span text:style-name="Strong_20_Emphasis">key job roles</text:span>, and <text:span text:style-name="Strong_20_Emphasis">salary trends</text:span> to help you get started—and thrive—in 2025 and beyond.</text:p>
      <text:p text:style-name="Horizontal_20_Line"/>
      <text:h text:style-name="Heading_20_4" text:outline-level="4">Why Choose a Career in VLSI?</text:h>
      <text:p text:style-name="Text_20_body">VLSI professionals are the unsung heroes behind the chips powering smartphones, EVs, data centers, and AI accelerators. With semiconductors now at the heart of global innovation, VLSI engineers are more valued than ever.</text:p>
      <text:p text:style-name="Text_20_body">Some reasons to consider a VLSI career:</text:p>
      <text:list text:style-name="L1">
        <text:list-item>
          <text:p text:style-name="P2"><text:span text:style-name="Strong_20_Emphasis">Evergreen industry</text:span> with long-term growth. </text:p>
        </text:list-item>
        <text:list-item>
          <text:p text:style-name="P2"><text:span text:style-name="Strong_20_Emphasis">High-paying job roles</text:span> even at the entry level. </text:p>
        </text:list-item>
        <text:list-item>
          <text:p text:style-name="P2"><text:span text:style-name="Strong_20_Emphasis">Global demand</text:span> from top semiconductor companies. </text:p>
        </text:list-item>
        <text:list-item>
          <text:p text:style-name="P3">Opportunities to work on <text:span text:style-name="Strong_20_Emphasis">cutting-edge tech</text:span>: AI, ML, 5G, AR/VR, and more. </text:p>
        </text:list-item>
      </text:list>
      <text:p text:style-name="Horizontal_20_Line"/>
      <text:h text:style-name="Heading_20_4" text:outline-level="4">Educational Path: What You Need to Get Started</text:h>
      <text:p text:style-name="Text_20_body">To begin a career in VLSI, you typically need:</text:p>
      <text:list text:style-name="L2">
        <text:list-item>
          <text:p text:style-name="P4"><text:span text:style-name="Strong_20_Emphasis">Bachelor’s Degree (B.E./B.Tech)</text:span> in ECE, EE, or Instrumentation. </text:p>
        </text:list-item>
        <text:list-item>
          <text:p text:style-name="P4"><text:span text:style-name="Strong_20_Emphasis">Master’s Degree (M.E./M.Tech)</text:span> in Microelectronics or VLSI is a plus. </text:p>
        </text:list-item>
        <text:list-item>
          <text:p text:style-name="P5"><text:span text:style-name="Strong_20_Emphasis">VLSI Certification/Internship</text:span> from industry-aligned institutes like ChipXpert VLSI Training Institute Hyderabad &amp; Bengaluru. </text:p>
        </text:list-item>
      </text:list>
      <text:p text:style-name="Horizontal_20_Line"/>
      <text:h text:style-name="Heading_20_4" text:outline-level="4">Career Tracks in VLSI: Frontend vs Backend</text:h>
      <text:p text:style-name="Text_20_body">VLSI careers split into two major domains:</text:p>
      <text:h text:style-name="Heading_20_4" text:outline-level="4">1. <text:span text:style-name="Strong_20_Emphasis">Frontend Design</text:span></text:h>
      <text:p text:style-name="Text_20_body">Focuses on <text:span text:style-name="Emphasis">what</text:span> a chip does.</text:p>
      <text:h text:style-name="Heading_20_5" text:outline-level="5"><text:soft-page-break/>Key Skills:</text:h>
      <text:list text:style-name="L3">
        <text:list-item>
          <text:p text:style-name="P6">RTL Design using <text:span text:style-name="Strong_20_Emphasis">Verilog/SystemVerilog</text:span> </text:p>
        </text:list-item>
        <text:list-item>
          <text:p text:style-name="P6">Functional verification (<text:span text:style-name="Strong_20_Emphasis">UVM</text:span>, assertions) </text:p>
        </text:list-item>
        <text:list-item>
          <text:p text:style-name="P6">High-level synthesis (HLS) </text:p>
        </text:list-item>
        <text:list-item>
          <text:p text:style-name="P7">Scripting: Python, Tcl </text:p>
        </text:list-item>
      </text:list>
      <text:h text:style-name="Heading_20_5" text:outline-level="5">Common Job Roles:</text:h>
      <text:list text:style-name="L4">
        <text:list-item>
          <text:p text:style-name="P8">RTL Design Engineer </text:p>
        </text:list-item>
        <text:list-item>
          <text:p text:style-name="P8">Verification Engineer </text:p>
        </text:list-item>
        <text:list-item>
          <text:p text:style-name="P8">DV Engineer (Design Verification) </text:p>
        </text:list-item>
        <text:list-item>
          <text:p text:style-name="P9">FPGA Design Engineer </text:p>
        </text:list-item>
      </text:list>
      <text:p text:style-name="Horizontal_20_Line"/>
      <text:h text:style-name="Heading_20_4" text:outline-level="4">2. <text:span text:style-name="Strong_20_Emphasis">Backend (Physical) Design</text:span></text:h>
      <text:p text:style-name="Text_20_body">Focuses on <text:span text:style-name="Emphasis">how</text:span> the chip is physically built.</text:p>
      <text:h text:style-name="Heading_20_5" text:outline-level="5">Key Skills:</text:h>
      <text:list text:style-name="L5">
        <text:list-item>
          <text:p text:style-name="P10">Digital IC Design Flow </text:p>
        </text:list-item>
        <text:list-item>
          <text:p text:style-name="P10">Floorplanning, Placement, Routing </text:p>
        </text:list-item>
        <text:list-item>
          <text:p text:style-name="P10">Timing Analysis (<text:span text:style-name="Strong_20_Emphasis">STA</text:span>) </text:p>
        </text:list-item>
        <text:list-item>
          <text:p text:style-name="P11">Tools: <text:span text:style-name="Strong_20_Emphasis">Cadence Innovus</text:span>, <text:span text:style-name="Strong_20_Emphasis">Synopsys ICC2</text:span>, <text:span text:style-name="Strong_20_Emphasis">Calibre</text:span> </text:p>
        </text:list-item>
      </text:list>
      <text:h text:style-name="Heading_20_5" text:outline-level="5">Common Job Roles:</text:h>
      <text:list text:style-name="L6">
        <text:list-item>
          <text:p text:style-name="P12">Physical Design Engineer </text:p>
        </text:list-item>
        <text:list-item>
          <text:p text:style-name="P12">STA Engineer </text:p>
        </text:list-item>
        <text:list-item>
          <text:p text:style-name="P12">DFT (Design-for-Test) Engineer </text:p>
        </text:list-item>
        <text:list-item>
          <text:p text:style-name="P13">Physical Verification Engineer </text:p>
        </text:list-item>
      </text:list>
      <text:p text:style-name="Horizontal_20_Line"/>
      <text:h text:style-name="Heading_20_4" text:outline-level="4">Emerging Job Roles in 2025</text:h>
      <text:p text:style-name="Text_20_body">With AI and automotive electronics reshaping chip design, new roles are evolving:</text:p>
      <text:list text:style-name="L7">
        <text:list-item>
          <text:p text:style-name="P14"><text:span text:style-name="Strong_20_Emphasis">AI Hardware Design Engineer</text:span> </text:p>
        </text:list-item>
        <text:list-item>
          <text:p text:style-name="P14"><text:span text:style-name="Strong_20_Emphasis">SoC Integration Engineer</text:span> </text:p>
        </text:list-item>
        <text:list-item>
          <text:p text:style-name="P14"><text:span text:style-name="Strong_20_Emphasis">Chiplet/3D-IC Architect</text:span> </text:p>
        </text:list-item>
        <text:list-item>
          <text:p text:style-name="P14"><text:span text:style-name="Strong_20_Emphasis">Low-Power Design Engineer</text:span> </text:p>
        </text:list-item>
        <text:list-item>
          <text:p text:style-name="P15"><text:span text:style-name="Strong_20_Emphasis">Hardware Security Engineer</text:span> </text:p>
        </text:list-item>
      </text:list>
      <text:p text:style-name="Text_20_body"><text:span text:style-name="Strong_20_Emphasis">Tip:</text:span> Specializing early in trending domains like AI accelerators or Automotive VLSI can fast-track your career.</text:p>
      <text:p text:style-name="Horizontal_20_Line"/>
      <text:h text:style-name="Heading_20_4" text:outline-level="4"><text:soft-page-break/>Must-Have Skills for VLSI Engineers in 2025</text:h>
      <text:h text:style-name="Heading_20_5" text:outline-level="5">Technical:</text:h>
      <text:list text:style-name="L8">
        <text:list-item>
          <text:p text:style-name="P16">Verilog/SystemVerilog </text:p>
        </text:list-item>
        <text:list-item>
          <text:p text:style-name="P16">Digital electronics fundamentals </text:p>
        </text:list-item>
        <text:list-item>
          <text:p text:style-name="P16">Timing analysis &amp; constraints </text:p>
        </text:list-item>
        <text:list-item>
          <text:p text:style-name="P16">Scripting (Tcl, Perl, Python) </text:p>
        </text:list-item>
        <text:list-item>
          <text:p text:style-name="P17">Hands-on with EDA tools (Cadence, Synopsys, Mentor) </text:p>
        </text:list-item>
      </text:list>
      <text:h text:style-name="Heading_20_5" text:outline-level="5">Soft Skills:</text:h>
      <text:list text:style-name="L9">
        <text:list-item>
          <text:p text:style-name="P18">Problem-solving &amp; debugging </text:p>
        </text:list-item>
        <text:list-item>
          <text:p text:style-name="P18">Communication (especially for verification roles) </text:p>
        </text:list-item>
        <text:list-item>
          <text:p text:style-name="P18">Team collaboration across global teams </text:p>
        </text:list-item>
        <text:list-item>
          <text:p text:style-name="P19">Continuous learning mindset </text:p>
        </text:list-item>
      </text:list>
      <text:p text:style-name="Horizontal_20_Line"/>
      <text:h text:style-name="Heading_20_4" text:outline-level="4">Salary Trends in VLSI (India &amp; Abroad)</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Experience Level</text:span></text:p>
            </table:table-cell>
            <table:table-cell table:style-name="Table1.A1" office:value-type="string">
              <text:p text:style-name="Table_20_Heading"><text:span text:style-name="Strong_20_Emphasis">India (INR/Year)</text:span></text:p>
            </table:table-cell>
            <table:table-cell table:style-name="Table1.A1" office:value-type="string">
              <text:p text:style-name="Table_20_Heading"><text:span text:style-name="Strong_20_Emphasis">USA (USD/Year)</text:span></text:p>
            </table:table-cell>
          </table:table-row>
        </table:table-header-rows>
        <table:table-row>
          <table:table-cell table:style-name="Table1.A1" office:value-type="string">
            <text:p text:style-name="Table_20_Contents">Entry-Level (0–2 yrs)</text:p>
          </table:table-cell>
          <table:table-cell table:style-name="Table1.A1" office:value-type="string">
            <text:p text:style-name="Table_20_Contents">₹6–10 LPA</text:p>
          </table:table-cell>
          <table:table-cell table:style-name="Table1.A1" office:value-type="string">
            <text:p text:style-name="Table_20_Contents">$80K–$110K</text:p>
          </table:table-cell>
        </table:table-row>
        <table:table-row>
          <table:table-cell table:style-name="Table1.A1" office:value-type="string">
            <text:p text:style-name="Table_20_Contents">Mid-Level (3–5 yrs)</text:p>
          </table:table-cell>
          <table:table-cell table:style-name="Table1.A1" office:value-type="string">
            <text:p text:style-name="Table_20_Contents">₹12–20 LPA</text:p>
          </table:table-cell>
          <table:table-cell table:style-name="Table1.A1" office:value-type="string">
            <text:p text:style-name="Table_20_Contents">$120K–$150K</text:p>
          </table:table-cell>
        </table:table-row>
        <table:table-row>
          <table:table-cell table:style-name="Table1.A1" office:value-type="string">
            <text:p text:style-name="Table_20_Contents">Senior (6+ yrs)</text:p>
          </table:table-cell>
          <table:table-cell table:style-name="Table1.A1" office:value-type="string">
            <text:p text:style-name="Table_20_Contents">₹25–40 LPA+</text:p>
          </table:table-cell>
          <table:table-cell table:style-name="Table1.A1" office:value-type="string">
            <text:p text:style-name="Table_20_Contents">$150K–$200K+</text:p>
          </table:table-cell>
        </table:table-row>
      </table:table>
      <text:p text:style-name="Text_20_body"><text:span text:style-name="Emphasis"/></text:p>
      <text:p text:style-name="Text_20_body"><text:span text:style-name="Emphasis">Note:</text:span> Salaries also depend on your <text:span text:style-name="Strong_20_Emphasis">skillset, tools mastery, project exposure</text:span>, and the <text:span text:style-name="Strong_20_Emphasis">company tier (Intel, Qualcomm, AMD, etc.)</text:span>.</text:p>
      <text:p text:style-name="Horizontal_20_Line"/>
      <text:h text:style-name="Heading_20_4" text:outline-level="4">Top Companies Hiring for VLSI in 2025</text:h>
      <text:h text:style-name="Heading_20_5" text:outline-level="5">India:</text:h>
      <text:list text:style-name="L10">
        <text:list-item>
          <text:p text:style-name="P20">Intel </text:p>
        </text:list-item>
        <text:list-item>
          <text:p text:style-name="P20">Qualcomm </text:p>
        </text:list-item>
        <text:list-item>
          <text:p text:style-name="P20">AMD </text:p>
        </text:list-item>
        <text:list-item>
          <text:p text:style-name="P20">Texas Instruments </text:p>
        </text:list-item>
        <text:list-item>
          <text:p text:style-name="P20">Synopsys </text:p>
        </text:list-item>
        <text:list-item>
          <text:p text:style-name="P20">Cadence </text:p>
        </text:list-item>
        <text:list-item>
          <text:p text:style-name="P20">Micron </text:p>
        </text:list-item>
        <text:list-item>
          <text:p text:style-name="P20">MediaTek </text:p>
        </text:list-item>
        <text:list-item>
          <text:p text:style-name="P21">ChipXpert (for hands-on training + internships) </text:p>
        </text:list-item>
      </text:list>
      <text:h text:style-name="Heading_20_5" text:outline-level="5">Global:</text:h>
      <text:list text:style-name="L11">
        <text:list-item>
          <text:p text:style-name="P22">NVIDIA </text:p>
        </text:list-item>
        <text:list-item>
          <text:p text:style-name="P22"><text:soft-page-break/>Apple </text:p>
        </text:list-item>
        <text:list-item>
          <text:p text:style-name="P22">Broadcom </text:p>
        </text:list-item>
        <text:list-item>
          <text:p text:style-name="P22">ARM </text:p>
        </text:list-item>
        <text:list-item>
          <text:p text:style-name="P22">Tesla </text:p>
        </text:list-item>
        <text:list-item>
          <text:p text:style-name="P22">TSMC </text:p>
        </text:list-item>
        <text:list-item>
          <text:p text:style-name="P23">GlobalFoundries </text:p>
        </text:list-item>
      </text:list>
      <text:p text:style-name="Horizontal_20_Line"/>
      <text:h text:style-name="Heading_20_4" text:outline-level="4">How to Build Your VLSI Career (Step-by-Step)</text:h>
      <text:h text:style-name="Heading_20_5" text:outline-level="5">Step 1: <text:span text:style-name="Strong_20_Emphasis">Get Strong in Fundamentals</text:span></text:h>
      <text:p text:style-name="Text_20_body">Learn digital design, CMOS theory, and computer architecture.</text:p>
      <text:h text:style-name="Heading_20_5" text:outline-level="5">Step 2: <text:span text:style-name="Strong_20_Emphasis">Pick Your Domain</text:span></text:h>
      <text:p text:style-name="Text_20_body">Decide if you’re more inclined toward frontend (RTL, verification) or backend (PD, STA, DFT).</text:p>
      <text:h text:style-name="Heading_20_5" text:outline-level="5">Step 3: <text:span text:style-name="Strong_20_Emphasis">Hands-on Projects</text:span></text:h>
      <text:p text:style-name="Text_20_body">Build small designs (UART, FIFO, CPU blocks) and simulate using ModelSim or Vivado.</text:p>
      <text:h text:style-name="Heading_20_5" text:outline-level="5">Step 4: <text:span text:style-name="Strong_20_Emphasis">Join a VLSI Training Institute</text:span></text:h>
      <text:p text:style-name="Text_20_body">Opt for tool-based, industry-focused programs. Look for internships and real chip-level projects.</text:p>
      <text:h text:style-name="Heading_20_5" text:outline-level="5">Step 5: <text:span text:style-name="Strong_20_Emphasis">Build Resume &amp; Portfolio</text:span></text:h>
      <text:p text:style-name="Text_20_body">Highlight tools, projects, and flow experience (e.g., Netlist-to-GDSII flow).</text:p>
      <text:h text:style-name="Heading_20_4" text:outline-level="4">Step 6: <text:span text:style-name="Strong_20_Emphasis">Apply to Core Roles</text:span></text:h>
      <text:p text:style-name="Text_20_body">Target internships and fresher roles in VLSI companies, or explore opportunities via campus placements, LinkedIn, or job portals.</text:p>
      <text:p text:style-name="Horizontal_20_Line"/>
      <text:h text:style-name="Heading_20_4" text:outline-level="4">Final Thoughts</text:h>
      <text:p text:style-name="Text_20_body">A career in VLSI is not just about earning a good salary—it’s about shaping the digital future. From powering smartphones to enabling autonomous cars, your contribution as a VLSI engineer will touch billions of lives.</text:p>
      <text:p text:style-name="Text_20_body">If you’re an electronics enthusiast with a logical mindset, this is your time. Equip yourself with the right skills, follow a focused roadmap, and your journey into the semiconductor world will be full of opportunities.</text:p>
      <text:p text:style-name="Horizontal_20_Line"/>
      <text:p text:style-name="Text_20_body"><text:span text:style-name="Strong_20_Emphasis">Explore VLSI training programs at </text:span><text:a xlink:type="simple" xlink:href="https://chipxpert.in/" text:style-name="Internet_20_link" text:visited-style-name="Visited_20_Internet_20_Link"><text:span text:style-name="Strong_20_Emphasis">ChipXpert</text:span></text:a><text:span text:style-name="Strong_20_Emphasis"> and take the first step toward your dream chip design career.</text:span></text:p>
      <text:p text:style-name="Text_20_body">Want to dive deeper into the <text:a xlink:type="simple" xlink:href="https://www.physicaldesign4u.com/2019/12/what-is-physical-design.html" office:target-frame-name="_blank" xlink:show="new" text:style-name="Internet_20_link" text:visited-style-name="Visited_20_Internet_20_Link"><text:span text:style-name="Strong_20_Emphasis">Physical Design flow</text:span></text:a>? Check our detailed guide here: Complete Physical Design Flow in VLSI</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7:25:03.952604183</meta:creation-date>
    <dc:date>2026-04-15T17:26:09.272080689</dc:date>
    <meta:editing-duration>PT1M6S</meta:editing-duration>
    <meta:editing-cycles>2</meta:editing-cycles>
    <meta:document-statistic meta:table-count="1" meta:image-count="0" meta:object-count="0" meta:page-count="5" meta:paragraph-count="112" meta:word-count="778" meta:character-count="4951" meta:non-whitespace-character-count="4296"/>
    <meta:generator>LibreOffice/25.8.6.2$Linux_X86_64 LibreOffice_project/580$Build-2</meta:generator>
  </office:meta>
</office:document-meta>
</file>